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number-of-employees-who-met-the-target/" text:style-name="Internet_20_link" text:visited-style-name="Visited_20_Internet_20_Link"><text:span text:style-name="T1">2798. Number of Employees Who Met the Target</text:span></text:a></text:p>
      <text:section text:style-name="Sect1" text:name="headlessui-popover-button-:r1p:">
        <text:p text:style-name="Standard"/>
      </text:section>
      <text:section text:style-name="Sect1" text:name="headlessui-popover-button-:rt:">
        <text:p text:style-name="Standard"/>
      </text:section>
      <text:p text:style-name="P4">Easy</text:p>
      <text:p text:style-name="P4">282</text:p>
      <text:p text:style-name="P4">34</text:p>
      <text:section text:style-name="Sect1" text:name="headlessui-popover-button-:r11:">
        <text:p text:style-name="Standard"/>
      </text:section>
      <text:section text:style-name="Sect1" text:name="headlessui-popover-button-:r13:">
        <text:p text:style-name="Standard"/>
      </text:section>
      <text:p text:style-name="P5">Companies</text:p>
      <text:p text:style-name="P6"><text:span text:style-name="T1">There are </text:span><text:span text:style-name="Source_20_Text"><text:span text:style-name="T2">n</text:span></text:span><text:span text:style-name="T1"> employees in a company, numbered from </text:span><text:span text:style-name="Source_20_Text"><text:span text:style-name="T2">0</text:span></text:span><text:span text:style-name="T1"> to </text:span><text:span text:style-name="Source_20_Text"><text:span text:style-name="T2">n - 1</text:span></text:span><text:span text:style-name="T1">. Each employee </text:span><text:span text:style-name="Source_20_Text"><text:span text:style-name="T2">i</text:span></text:span><text:span text:style-name="T1"> has worked for </text:span><text:span text:style-name="Source_20_Text"><text:span text:style-name="T2">hours[i]</text:span></text:span><text:span text:style-name="T1"> hours in the company.</text:span></text:p>
      <text:p text:style-name="P6"><text:span text:style-name="T1">The company requires each employee to work for </text:span><text:span text:style-name="Strong_20_Emphasis"><text:span text:style-name="T1">at least</text:span></text:span><text:span text:style-name="T1"> </text:span><text:span text:style-name="Source_20_Text"><text:span text:style-name="T2">target</text:span></text:span><text:span text:style-name="T1"> hours.</text:span></text:p>
      <text:p text:style-name="P6"><text:span text:style-name="T1">You are given a </text:span><text:span text:style-name="Strong_20_Emphasis"><text:span text:style-name="T1">0-indexed</text:span></text:span><text:span text:style-name="T1"> array of non-negative integers </text:span><text:span text:style-name="Source_20_Text"><text:span text:style-name="T2">hours</text:span></text:span><text:span text:style-name="T1"> of length </text:span><text:span text:style-name="Source_20_Text"><text:span text:style-name="T2">n</text:span></text:span><text:span text:style-name="T1"> and a non-negative integer </text:span><text:span text:style-name="Source_20_Text"><text:span text:style-name="T2">target</text:span></text:span><text:span text:style-name="T1">.</text:span></text:p>
      <text:p text:style-name="P6"><text:span text:style-name="T1">Return </text:span><text:span text:style-name="Emphasis"><text:span text:style-name="T1">the integer denoting the number of employees who worked at least</text:span></text:span><text:span text:style-name="T1"> </text:span><text:span text:style-name="Source_20_Text"><text:span text:style-name="T2">target</text:span></text:span><text:span text:style-name="T1"> </text:span><text:span text:style-name="Emphasis"><text:span text:style-name="T1">hours</text:span></text:span><text:span text:style-name="T1">.</text:span></text:p>
      <text:p text:style-name="P7"> </text:p>
      <text:p text:style-name="P6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hours = [0,1,2,3,4], target = 2</text:span></text:p>
      <text:p text:style-name="P3"><text:span text:style-name="Strong_20_Emphasis"><text:span text:style-name="T1">Output:</text:span></text:span><text:span text:style-name="T1"> 3</text:span></text:p>
      <text:p text:style-name="P3"><text:span text:style-name="Strong_20_Emphasis"><text:span text:style-name="T1">Explanation:</text:span></text:span><text:span text:style-name="T1"> The company wants each employee to work for at least 2 hours.</text:span></text:p>
      <text:p text:style-name="P2">- Employee 0 worked for 0 hours and didn't meet the target.</text:p>
      <text:p text:style-name="P2">- Employee 1 worked for 1 hours and didn't meet the target.</text:p>
      <text:p text:style-name="P2">- Employee 2 worked for 2 hours and met the target.</text:p>
      <text:p text:style-name="P2">- Employee 3 worked for 3 hours and met the target.</text:p>
      <text:p text:style-name="P2">- Employee 4 worked for 4 hours and met the target.</text:p>
      <text:p text:style-name="P1">There are 3 employees who met the target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hours = [5,1,4,2,2], target = 6</text:span></text:p>
      <text:p text:style-name="P3"><text:span text:style-name="Strong_20_Emphasis"><text:span text:style-name="T1">Output:</text:span></text:span><text:span text:style-name="T1"> 0</text:span></text:p>
      <text:p text:style-name="P3"><text:span text:style-name="Strong_20_Emphasis"><text:span text:style-name="T1">Explanation:</text:span></text:span><text:span text:style-name="T1"> The company wants each employee to work for at least 6 hours.</text:span></text:p>
      <text:p text:style-name="P1">There are 0 employees who met the target.</text:p>
      <text:p text:style-name="P7"> </text:p>
      <text:p text:style-name="P6"><text:span text:style-name="Strong_20_Emphasis"><text:span text:style-name="T1">Constraints:</text:span></text:span></text:p>
      <text:list xml:id="list714773736" text:style-name="L1">
        <text:list-item>
          <text:p text:style-name="P8"><text:span text:style-name="Source_20_Text"><text:span text:style-name="T2">1 &lt;= n == hours.length &lt;= 50</text:span></text:span></text:p>
        </text:list-item>
        <text:list-item>
          <text:p text:style-name="P9"><text:span text:style-name="Source_20_Text"><text:span text:style-name="T2">0 &lt;= hours[i], target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0T10:14:23.024000000</dc:date>
    <meta:editing-duration>PT7S</meta:editing-duration>
    <meta:editing-cycles>1</meta:editing-cycles>
    <meta:document-statistic meta:table-count="0" meta:image-count="0" meta:object-count="0" meta:page-count="1" meta:paragraph-count="29" meta:word-count="218" meta:character-count="1135" meta:non-whitespace-character-count="944"/>
    <meta:generator>LibreOffice/7.2.2.2$Windows_X86_64 LibreOffice_project/02b2acce88a210515b4a5bb2e46cbfb63fe97d56</meta:generator>
  </office:meta>
</office:document-meta>
</file>